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8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text-line-through-style="none" style:text-line-through-type="none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style:text-line-through-style="none" style:text-line-through-type="none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843cm" svg:height="2.537cm" svg:x="1.317cm" svg:y="4.175cm">
          <draw:text-box>
            <text:p text:style-name="P1"><text:span text:style-name="T1">Owl City</text:span></text:p>
            <text:p text:style-name="P1"/>
          </draw:text-box>
        </draw:frame>
        <draw:frame draw:style-name="gr2" draw:text-style-name="P3" draw:layer="layout" svg:width="5.715cm" svg:height="2.857cm" svg:x="1.952cm" svg:y="12.43cm">
          <draw:text-box>
            <text:p text:style-name="P1"><text:span text:style-name="T2">Danny Gokey</text:span></text:p>
          </draw:text-box>
        </draw:frame>
        <draw:frame draw:style-name="gr3" draw:text-style-name="P3" draw:layer="layout" svg:width="5.715cm" svg:height="2.858cm" svg:x="2.27cm" svg:y="21.637cm">
          <draw:text-box>
            <text:p text:style-name="P1"><text:span text:style-name="T2">Ultimate</text:span></text:p>
            <text:p text:style-name="P1"><text:span text:style-name="T2">School</text:span></text:p>
          </draw:text-box>
        </draw:frame>
        <draw:frame draw:style-name="gr2" draw:text-style-name="P3" draw:layer="layout" svg:width="5.715cm" svg:height="2.857cm" svg:x="13.794cm" svg:y="3.858cm">
          <draw:text-box>
            <text:p text:style-name="P1"><text:span text:style-name="T2">For King </text:span></text:p>
            <text:p text:style-name="P1"><text:span text:style-name="T2">&amp; Country</text:span></text:p>
          </draw:text-box>
        </draw:frame>
        <draw:frame draw:style-name="gr4" draw:text-style-name="P3" draw:layer="layout" svg:width="5.715cm" svg:height="4.128cm" svg:x="13.794cm" svg:y="11.796cm">
          <draw:text-box>
            <text:p text:style-name="P1"><text:span text:style-name="T2">The Greatest Showman</text:span></text:p>
          </draw:text-box>
        </draw:frame>
        <draw:frame draw:style-name="gr2" draw:text-style-name="P3" draw:layer="layout" svg:width="5.715cm" svg:height="2.857cm" svg:x="13.795cm" svg:y="3.859cm">
          <draw:text-box>
            <text:p text:style-name="P1"><text:span text:style-name="T2">For King </text:span></text:p>
            <text:p text:style-name="P1"><text:span text:style-name="T2">&amp; Country</text:span></text:p>
          </draw:text-box>
        </draw:frame>
        <draw:frame draw:style-name="gr5" draw:text-style-name="P3" draw:layer="layout" svg:width="5.715cm" svg:height="2.783cm" svg:x="13.794cm" svg:y="21.638cm">
          <draw:text-box>
            <text:p text:style-name="P1"><text:span text:style-name="T2">Lauren Daigl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3T15:22:30.294000000</meta:creation-date>
    <dc:date>2022-03-13T16:12:22.234000000</dc:date>
    <meta:editing-duration>PT25M49S</meta:editing-duration>
    <meta:editing-cycles>8</meta:editing-cycles>
    <meta:generator>LibreOffice/7.2.5.2$Windows_X86_64 LibreOffice_project/499f9727c189e6ef3471021d6132d4c694f357e5</meta:generator>
    <meta:document-statistic meta:object-count="7"/>
  </office:meta>
</office:document-meta>
</file>